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.35cm" fo:min-width="4.4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35cm" fo:min-width="4.1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35cm" fo:min-width="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1.35cm" fo:min-width="2.8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35cm" fo:min-width="4.6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35cm" fo:min-width="3.973cm"/>
    </style:style>
    <style:style style:name="gr7" style:family="graphic" style:parent-style-name="objectwithoutfill">
      <style:graphic-properties svg:stroke-width="0.018cm" draw:marker-start-width="0.227cm" draw:marker-end="Triangle_20_unfilled" draw:marker-end-width="0.3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marker-end="Triangle_20_unfilled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4.9cm" svg:height="1.6cm" svg:x="6.5cm" svg:y="9.368cm">
          <text:p text:style-name="P1">thread_hand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.6cm" svg:height="1.6cm" svg:x="13.6cm" svg:y="2.3cm">
          <text:p text:style-name="P1">event_hand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9cm" svg:height="1.6cm" svg:x="6.5cm" svg:y="5.834cm">
          <text:p text:style-name="P1">pipe_hand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5.5cm" svg:height="1.6cm" svg:x="12.267cm" svg:y="5.834cm">
          <text:p text:style-name="P1">process_handler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3.3cm" svg:height="1.6cm" svg:x="18.535cm" svg:y="5.834cm">
          <text:p text:style-name="P1">acceptor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3cm" svg:height="1.6cm" svg:x="22.6cm" svg:y="5.834cm"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6cm" svg:height="1.6cm" svg:x="17.671cm" svg:y="12.9cm">
          <text:p text:style-name="P1">blink_handler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5.1cm" svg:height="1.6cm" svg:x="6.357cm" svg:y="12.9cm">
          <text:p text:style-name="P1">timeout_hand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6cm" svg:height="1.6cm" svg:x="1.2cm" svg:y="12.9cm">
          <text:p text:style-name="P1">input_handler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4.473cm" svg:height="1.6cm" svg:x="22.827cm" svg:y="12.9cm">
          <text:p text:style-name="P1">music_player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5.1cm" svg:height="1.6cm" svg:x="12.014cm" svg:y="12.9cm">
          <text:p text:style-name="P1">delayed_handler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3.5cm" svg:y1="12.9cm" svg:x2="8.95cm" svg:y2="10.968cm" draw:start-shape="id1" draw:start-glue-point="0" draw:end-shape="id2" draw:end-glue-point="2" svg:d="M3500 12900v-966h5450v-966" svg:viewBox="0 0 5451 1933">
          <text:p/>
        </draw:connector>
        <draw:connector draw:style-name="gr7" draw:text-style-name="P3" draw:layer="layout" svg:x1="8.907cm" svg:y1="12.9cm" svg:x2="8.95cm" svg:y2="10.968cm" draw:start-shape="id3" draw:end-shape="id2" draw:end-glue-point="2" svg:d="M8907 12900v-966h43v-966" svg:viewBox="0 0 44 1933">
          <text:p/>
        </draw:connector>
        <draw:connector draw:style-name="gr7" draw:text-style-name="P3" draw:layer="layout" svg:x1="14.564cm" svg:y1="12.9cm" svg:x2="8.95cm" svg:y2="10.968cm" draw:start-shape="id4" draw:start-glue-point="0" draw:end-shape="id2" draw:end-glue-point="2" svg:d="M14564 12900v-966h-5614v-966" svg:viewBox="0 0 5615 1933">
          <text:p/>
        </draw:connector>
        <draw:connector draw:style-name="gr7" draw:text-style-name="P3" draw:layer="layout" svg:x1="19.971cm" svg:y1="12.9cm" svg:x2="8.95cm" svg:y2="10.968cm" draw:start-shape="id5" draw:start-glue-point="0" draw:end-shape="id2" draw:end-glue-point="2" svg:d="M19971 12900v-966h-11021v-966" svg:viewBox="0 0 11022 1933">
          <text:p/>
        </draw:connector>
        <draw:connector draw:style-name="gr7" draw:text-style-name="P3" draw:layer="layout" svg:x1="25.063cm" svg:y1="12.9cm" svg:x2="8.95cm" svg:y2="10.968cm" draw:start-shape="id6" draw:start-glue-point="0" draw:end-shape="id2" draw:end-glue-point="2" svg:d="M25063 12900v-966h-16113v-966" svg:viewBox="0 0 16114 1933">
          <text:p/>
        </draw:connector>
        <draw:connector draw:style-name="gr8" draw:text-style-name="P3" draw:layer="layout" svg:x1="8.95cm" svg:y1="9.368cm" svg:x2="8.95cm" svg:y2="7.434cm" draw:start-shape="id2" draw:start-glue-point="0" draw:end-shape="id7" draw:end-glue-point="2" svg:d="M8950 9368v-1934" svg:viewBox="0 0 1 1935">
          <text:p/>
        </draw:connector>
        <draw:connector draw:style-name="gr8" draw:text-style-name="P3" draw:layer="layout" svg:x1="8.95cm" svg:y1="5.834cm" svg:x2="15.9cm" svg:y2="3.9cm" draw:start-shape="id7" draw:start-glue-point="0" draw:end-shape="id8" svg:d="M8950 5834v-967h6950v-967" svg:viewBox="0 0 6951 1935">
          <text:p/>
        </draw:connector>
        <draw:connector draw:style-name="gr8" draw:text-style-name="P3" draw:layer="layout" svg:x1="15.017cm" svg:y1="5.834cm" svg:x2="15.9cm" svg:y2="3.9cm" draw:start-shape="id9" draw:start-glue-point="0" draw:end-shape="id8" draw:end-glue-point="2" svg:d="M15017 5834v-967h883v-967" svg:viewBox="0 0 884 1935">
          <text:p/>
        </draw:connector>
        <draw:connector draw:style-name="gr8" draw:text-style-name="P3" draw:layer="layout" svg:x1="20.185cm" svg:y1="5.834cm" svg:x2="15.9cm" svg:y2="3.9cm" draw:start-shape="id10" draw:start-glue-point="0" draw:end-shape="id8" draw:end-glue-point="2" svg:d="M20185 5834v-967h-4285v-967" svg:viewBox="0 0 4286 1935">
          <text:p/>
        </draw:connector>
        <draw:connector draw:style-name="gr8" draw:text-style-name="P3" draw:layer="layout" svg:x1="24.25cm" svg:y1="5.834cm" svg:x2="15.9cm" svg:y2="3.9cm" draw:start-shape="id11" draw:start-glue-point="0" draw:end-shape="id8" draw:end-glue-point="2" svg:d="M24250 5834v-967h-8350v-967" svg:viewBox="0 0 8351 19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3T20:42:45.118000000</meta:creation-date>
    <dc:date>2016-04-03T21:02:09.034000000</dc:date>
    <meta:editing-duration>PT4M12S</meta:editing-duration>
    <meta:editing-cycles>1</meta:editing-cycles>
    <meta:document-statistic meta:object-count="21"/>
    <meta:generator>LibreOffice/5.0.4.2$Windows_x86 LibreOffice_project/2b9802c1994aa0b7dc6079e128979269cf95bc78</meta:generator>
  </office:meta>
</office:document-meta>
</file>